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1DDE3F7DC9530E74A38.png" manifest:media-type="image/png"/>
  <manifest:file-entry manifest:full-path="Pictures/100000000000044B000001FBEDD2BCAA7A523E53.png" manifest:media-type="image/png"/>
  <manifest:file-entry manifest:full-path="Pictures/100000000000044C000001F75ED806665594ACAE.png" manifest:media-type="image/png"/>
  <manifest:file-entry manifest:full-path="Pictures/100000000000044B00000213A58BB43FAC3C4F41.png" manifest:media-type="image/png"/>
  <manifest:file-entry manifest:full-path="Pictures/100000000000044B000001E614FD7D09DC30C26A.png" manifest:media-type="image/png"/>
  <manifest:file-entry manifest:full-path="Pictures/100000000000044C0000005EC0C503B4C30F8E32.png" manifest:media-type="image/png"/>
  <manifest:file-entry manifest:full-path="Pictures/100000000000044A000001E7482F017A79E4BCBF.png" manifest:media-type="image/png"/>
  <manifest:file-entry manifest:full-path="Pictures/100000000000044B000001E1F8FAD885B9190ED5.png" manifest:media-type="image/png"/>
  <manifest:file-entry manifest:full-path="Pictures/100000000000044C000001CEFB4A1CE9BB349CCE.png" manifest:media-type="image/png"/>
  <manifest:file-entry manifest:full-path="Pictures/100000000000044C00000275AD2FD2356E9D0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764cm" svg:x="1.121cm" svg:y="3.024cm">
          <draw:image xlink:href="Pictures/100000000000044B000001FBEDD2BCAA7A523E5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8.687cm" svg:x="1.121cm" svg:y="11.762cm">
          <draw:image xlink:href="Pictures/100000000000044C000001F75ED806665594ACA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179cm" svg:x="1.121cm" svg:y="20.252cm">
          <draw:image xlink:href="Pictures/100000000000044B00000213A58BB43FAC3C4F41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623cm" svg:x="1.121cm" svg:y="1.929cm">
          <draw:image xlink:href="Pictures/100000000000044C0000005EC0C503B4C30F8E32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8.426cm" svg:x="1.121cm" svg:y="3.057cm">
          <draw:image xlink:href="Pictures/100000000000044A000001E7482F017A79E4BCB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8.246cm" svg:x="1.121cm" svg:y="11.247cm">
          <draw:image xlink:href="Pictures/100000000000044B000001DDE3F7DC9530E74A3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7.979cm" svg:x="1.121cm" svg:y="19.552cm">
          <draw:image xlink:href="Pictures/100000000000044C000001CEFB4A1CE9BB349CCE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8.999cm" svg:height="8.401cm" svg:x="1.121cm" svg:y="0.981cm">
          <draw:image xlink:href="Pictures/100000000000044B000001E614FD7D09DC30C26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8.314cm" svg:x="1.121cm" svg:y="9.525cm">
          <draw:image xlink:href="Pictures/100000000000044B000001E1F8FAD885B9190ED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863cm" svg:x="1.121cm" svg:y="17.95cm">
          <draw:image xlink:href="Pictures/100000000000044C00000275AD2FD2356E9D04A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0T13:55:47.364000000</meta:creation-date>
    <dc:date>2022-02-10T13:59:32.289000000</dc:date>
    <meta:editing-duration>PT3M45S</meta:editing-duration>
    <meta:editing-cycles>1</meta:editing-cycles>
    <meta:generator>LibreOffice/7.2.4.1$Windows_X86_64 LibreOffice_project/27d75539669ac387bb498e35313b970b7fe9c4f9</meta:generator>
    <meta:document-statistic meta:object-count="10"/>
  </office:meta>
</office:document-meta>
</file>